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e401" officeooo:paragraph-rsid="000ee401"/>
    </style:style>
    <style:style style:name="P2" style:family="paragraph" style:parent-style-name="Standard">
      <style:text-properties fo:font-weight="bold" officeooo:rsid="000ee401" officeooo:paragraph-rsid="000ee401" style:font-weight-asian="bold" style:font-weight-complex="bold"/>
    </style:style>
    <style:style style:name="P3" style:family="paragraph" style:parent-style-name="Standard">
      <style:text-properties fo:font-weight="bold" officeooo:rsid="001040b8" officeooo:paragraph-rsid="001040b8" style:font-weight-asian="bold" style:font-weight-complex="bold"/>
    </style:style>
    <style:style style:name="P4" style:family="paragraph" style:parent-style-name="Standard">
      <style:text-properties fo:font-weight="normal" officeooo:rsid="000ee401" officeooo:paragraph-rsid="000ee401" style:font-weight-asian="normal" style:font-weight-complex="normal"/>
    </style:style>
    <style:style style:name="P5" style:family="paragraph" style:parent-style-name="Standard">
      <style:text-properties fo:font-weight="normal" officeooo:rsid="0010006e" officeooo:paragraph-rsid="0010006e" style:font-weight-asian="normal" style:font-weight-complex="normal"/>
    </style:style>
    <style:style style:name="P6" style:family="paragraph" style:parent-style-name="Standard">
      <style:text-properties fo:font-weight="normal" officeooo:rsid="001040b8" officeooo:paragraph-rsid="001040b8" style:font-weight-asian="normal" style:font-weight-complex="normal"/>
    </style:style>
    <style:style style:name="P7" style:family="paragraph" style:parent-style-name="Standard">
      <style:text-properties fo:font-weight="normal" officeooo:rsid="000ee401" officeooo:paragraph-rsid="0010753d" style:font-weight-asian="normal" style:font-weight-complex="normal"/>
    </style:style>
    <style:style style:name="T1" style:family="text">
      <style:text-properties officeooo:rsid="000ee401"/>
    </style:style>
    <style:style style:name="T2" style:family="text">
      <style:text-properties officeooo:rsid="0010006e"/>
    </style:style>
    <style:style style:name="T3" style:family="text">
      <style:text-properties officeooo:rsid="001040b8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g Goals</text:p>
      <text:p text:style-name="P1">To be able to scan lines where mete<text:span text:style-name="T2">r</text:span> is unknown (such as the tragic fragments)</text:p>
      <text:p text:style-name="P1">To be able to identify metrical fragments in prose texts (poetic lines quoted by authors)</text:p>
      <text:p text:style-name="P1">To be able to scan prose texts to identify if there are characteristic (prose-)rhythms</text:p>
      <text:p text:style-name="P1"/>
      <text:p text:style-name="P2">Aims</text:p>
      <text:p text:style-name="P1">Create model(s) to scan different Latin metrical systems</text:p>
      <text:p text:style-name="P1">Ensure the model could flexibly move between different systems without extra information</text:p>
      <text:p text:style-name="P1">Totally avoid giving the models procedural rules</text:p>
      <text:p text:style-name="P1"><text:tab/>Create models that do not need to even know where a line begins and ends </text:p>
      <text:p text:style-name="P1"/>
      <text:p text:style-name="P2">Method</text:p>
      <text:p text:style-name="P5">250k <text:span text:style-name="T3">d</text:span>actylic verses. <text:span text:style-name="T3">1</text:span>5k trimeter verses, way less of the other meters.</text:p>
      <text:p text:style-name="P5"/>
      <text:p text:style-name="P3"><text:tab/>First, can we learn a model to scan dactylic verses?</text:p>
      <text:p text:style-name="P6"><text:tab/><text:tab/>CRF</text:p>
      <text:p text:style-name="P6"><text:tab/><text:tab/>LSTM</text:p>
      <text:p text:style-name="P6"><text:tab/><text:tab/>FLAIR</text:p>
      <text:p text:style-name="P6"/>
      <text:p text:style-name="P6"><text:tab/><text:tab/><text:span text:style-name="T1">What is the effect of different genres</text:span></text:p>
      <text:p text:style-name="P6"><text:tab/><text:tab/><text:span text:style-name="T1">What is the effect of different time periods</text:span></text:p>
      <text:p text:style-name="P6"/>
      <text:p text:style-name="P6"><text:span text:style-name="T4"><text:tab/>Can we train a model on the dactylic verses and scan trimeters?</text:span> <text:span text:style-name="T4">And other verse?</text:span></text:p>
      <text:p text:style-name="P4"><text:tab/><text:tab/><text:span text:style-name="T3">Is it portable?</text:span></text:p>
      <text:p text:style-name="P7"><text:tab/><text:tab/>Elegiac, Iambic trimeter, anapest, trochaic tetrameter, polymetrum, hendycasyllab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2-02-14T11:14:33.737016165</meta:creation-date>
    <dc:date>2022-02-16T14:29:56.381439833</dc:date>
    <dc:creator>Luuk Nolden</dc:creator>
    <meta:editing-duration>PT54M39S</meta:editing-duration>
    <meta:editing-cycles>4</meta:editing-cycles>
    <meta:generator>LibreOffice/7.2.5.2$Linux_X86_64 LibreOffice_project/20$Build-2</meta:generator>
    <meta:document-statistic meta:table-count="0" meta:image-count="0" meta:object-count="0" meta:page-count="1" meta:paragraph-count="20" meta:word-count="156" meta:character-count="949" meta:non-whitespace-character-count="795"/>
  </office:meta>
</office:document-meta>
</file>